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999999" draw:textarea-horizontal-align="center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5.999cm" svg:height="6.743cm" svg:x="2cm" svg:y="2.125cm" svg:viewBox="0 0 6000 6744" svg:d="M2856 5983c1138 61 2618-907 2531-2408-88-1502-863-3032-2263-2836s-2350 1276-2502 3003c-153 1727 1097 2180 2234 2241zM5997 3161c80 1857-1168 3409-3148 3569-1980 159-2975-1073-2836-2988 138-1915 1489-3543 3211-3727 1721-183 2693 1290 2773 3146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6T21:45:13.871000000</dc:date>
    <meta:editing-duration>PT2M56S</meta:editing-duration>
    <meta:editing-cycles>3</meta:editing-cycles>
    <meta:generator>LibreOffice/24.2.4.2$Windows_X86_64 LibreOffice_project/51a6219feb6075d9a4c46691dcfe0cd9c4fff3c2</meta:generator>
    <meta:document-statistic meta:object-count="1"/>
  </office:meta>
</office:document-meta>
</file>